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Arial" svg:font-family="Arial" style:font-family-generic="swiss" style:font-pitch="variable"/>
    <style:font-face style:name="Calibri1" svg:font-family="Calibri"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cm" fo:margin-bottom="0.353cm" fo:line-height="115%"/>
      <style:text-properties fo:font-size="11pt" fo:language="zxx" fo:country="none" style:font-size-asian="11pt" style:font-size-complex="11pt"/>
    </style:style>
    <style:style style:name="P2" style:family="paragraph" style:parent-style-name="Standard">
      <style:paragraph-properties fo:margin-top="0cm" fo:margin-bottom="0.353cm" fo:line-height="115%" fo:text-align="justify" style:justify-single-word="false"/>
      <style:text-properties fo:font-size="11pt" fo:language="zxx" fo:country="none" style:font-size-asian="11pt" style:font-size-complex="11pt"/>
    </style:style>
    <style:style style:name="P3" style:family="paragraph" style:parent-style-name="Standard">
      <style:paragraph-properties fo:margin-top="0cm" fo:margin-bottom="0.353cm" fo:line-height="115%" fo:text-align="start" style:justify-single-word="false"/>
      <style:text-properties fo:font-size="11pt" fo:language="zxx" fo:country="none" style:font-size-asian="11pt" style:font-size-complex="11pt"/>
    </style:style>
    <style:style style:name="P4" style:family="paragraph" style:parent-style-name="Standard">
      <style:paragraph-properties fo:margin-top="0cm" fo:margin-bottom="0.353cm" fo:line-height="115%"/>
      <style:text-properties fo:font-size="11pt" fo:language="zxx" fo:country="none" fo:font-weight="bold" style:font-size-asian="11pt" style:font-weight-asian="bold" style:font-size-complex="11pt" style:font-weight-complex="bold"/>
    </style:style>
    <style:style style:name="P5" style:family="paragraph" style:parent-style-name="Standard">
      <style:paragraph-properties fo:margin-top="0cm" fo:margin-bottom="0.353cm" fo:line-height="115%"/>
      <style:text-properties fo:font-size="11pt" fo:language="zxx" fo:country="none" style:text-underline-style="none" fo:font-weight="normal" style:font-size-asian="11pt" style:font-weight-asian="normal" style:font-size-complex="11pt" style:font-weight-complex="normal"/>
    </style:style>
    <style:style style:name="P6" style:family="paragraph" style:parent-style-name="Standard">
      <style:paragraph-properties fo:margin-top="0cm" fo:margin-bottom="0.353cm" fo:line-height="115%"/>
      <style:text-properties fo:font-size="11pt" fo:language="zxx" fo:country="none"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margin-left="1.014cm" fo:margin-right="0cm" fo:margin-top="0cm" fo:margin-bottom="0.353cm" fo:line-height="115%" fo:text-indent="0cm" style:auto-text-indent="false"/>
      <style:text-properties fo:font-size="8pt" fo:language="zxx" fo:country="none" style:text-underline-style="none" fo:font-weight="normal" style:font-size-asian="8pt" style:font-weight-asian="normal" style:font-size-complex="8pt" style:font-weight-complex="normal"/>
    </style:style>
    <style:style style:name="P8" style:family="paragraph" style:parent-style-name="Standard" style:master-page-name="">
      <style:paragraph-properties fo:margin-left="1.014cm" fo:margin-right="0cm" fo:margin-top="0cm" fo:margin-bottom="0.353cm" fo:line-height="115%" fo:text-indent="0cm" style:auto-text-indent="false" style:page-number="auto"/>
      <style:text-properties fo:font-size="8pt" fo:language="zxx" fo:country="none" style:text-underline-style="none" fo:font-weight="normal" style:font-size-asian="8pt" style:font-weight-asian="normal" style:font-size-complex="8pt" style:font-weight-complex="normal"/>
    </style:style>
    <style:style style:name="P9" style:family="paragraph" style:parent-style-name="Standard">
      <style:paragraph-properties fo:margin-left="0.97cm" fo:margin-right="0cm" fo:margin-top="0cm" fo:margin-bottom="0.353cm" fo:line-height="115%" fo:text-indent="0cm" style:auto-text-indent="false"/>
      <style:text-properties fo:font-size="11pt" fo:language="zxx" fo:country="none" style:text-underline-style="none" fo:font-weight="normal" style:font-size-asian="11pt" style:font-weight-asian="normal" style:font-size-complex="11pt" style:font-weight-complex="normal"/>
    </style:style>
    <style:style style:name="P10" style:family="paragraph" style:parent-style-name="Standard">
      <style:paragraph-properties fo:margin-left="0.97cm" fo:margin-right="0cm" fo:margin-top="0cm" fo:margin-bottom="0.353cm" fo:line-height="115%" fo:text-indent="0cm" style:auto-text-indent="false"/>
      <style:text-properties fo:font-size="8pt" fo:language="zxx" fo:country="none" style:text-underline-style="none" fo:font-weight="normal" style:font-size-asian="8pt" style:font-weight-asian="normal" style:font-size-complex="8pt" style:font-weight-complex="normal"/>
    </style:style>
    <style:style style:name="P11" style:family="paragraph" style:parent-style-name="Standard">
      <style:paragraph-properties fo:margin-left="0.97cm" fo:margin-right="0cm" fo:margin-top="0cm" fo:margin-bottom="0.353cm" fo:line-height="115%" fo:text-indent="0cm" style:auto-text-indent="false"/>
      <style:text-properties fo:font-size="8pt" fo:language="zxx" fo:country="none" style:text-underline-style="none" fo:font-weight="bold" style:font-size-asian="8pt" style:font-weight-asian="bold" style:font-size-complex="8pt" style:font-weight-complex="bold"/>
    </style:style>
    <style:style style:name="P12" style:family="paragraph" style:parent-style-name="Standard">
      <style:paragraph-properties fo:margin-left="0.97cm" fo:margin-right="0cm" fo:margin-top="0cm" fo:margin-bottom="0.353cm" fo:line-height="115%" fo:text-indent="0cm" style:auto-text-indent="false"/>
      <style:text-properties fo:font-size="8pt" fo:language="zxx" fo:country="none" style:font-size-asian="8pt" style:font-size-complex="8pt"/>
    </style:style>
    <style:style style:name="P13" style:family="paragraph" style:parent-style-name="Standard">
      <style:paragraph-properties fo:margin-left="0.97cm" fo:margin-right="0cm" fo:margin-top="0cm" fo:margin-bottom="0.353cm" fo:line-height="115%" fo:text-indent="0cm" style:auto-text-indent="false"/>
      <style:text-properties fo:font-size="8pt" fo:language="zxx" fo:country="none" fo:font-weight="bold" style:font-size-asian="8pt" style:font-weight-asian="bold" style:font-size-complex="8pt" style:font-weight-complex="bold"/>
    </style:style>
    <style:style style:name="P14" style:family="paragraph" style:parent-style-name="Standard" style:master-page-name="">
      <style:paragraph-properties fo:margin-left="0.97cm" fo:margin-right="0cm" fo:margin-top="0cm" fo:margin-bottom="0.353cm" fo:line-height="115%" fo:text-indent="0cm" style:auto-text-indent="false" style:page-number="auto"/>
      <style:text-properties fo:font-size="8pt" fo:language="zxx" fo:country="none" style:text-underline-style="none" fo:font-weight="normal" style:font-size-asian="8pt" style:font-weight-asian="normal" style:font-size-complex="8pt" style:font-weight-complex="normal"/>
    </style:style>
    <style:style style:name="P15" style:family="paragraph" style:parent-style-name="Standard" style:master-page-name="">
      <style:paragraph-properties fo:margin-left="0.97cm" fo:margin-right="0cm" fo:margin-top="0cm" fo:margin-bottom="0.353cm" fo:line-height="115%" fo:text-indent="0cm" style:auto-text-indent="false" style:page-number="auto"/>
      <style:text-properties fo:font-size="8pt" fo:language="zxx" fo:country="none" style:font-size-asian="8pt" style:font-size-complex="8pt"/>
    </style:style>
    <style:style style:name="P16" style:family="paragraph" style:parent-style-name="Standard">
      <style:paragraph-properties fo:margin-left="0.956cm" fo:margin-right="0cm" fo:margin-top="0cm" fo:margin-bottom="0.353cm" fo:line-height="115%" fo:text-indent="0cm" style:auto-text-indent="false"/>
      <style:text-properties fo:font-size="8pt" fo:language="zxx" fo:country="none" style:text-underline-style="none" fo:font-weight="normal" style:font-size-asian="8pt" style:font-weight-asian="normal" style:font-size-complex="8pt" style:font-weight-complex="normal"/>
    </style:style>
    <style:style style:name="P17" style:family="paragraph" style:parent-style-name="Standard" style:master-page-name="">
      <style:paragraph-properties fo:margin-left="0.956cm" fo:margin-right="0cm" fo:margin-top="0cm" fo:margin-bottom="0.353cm" fo:line-height="115%" fo:text-indent="0cm" style:auto-text-indent="false" style:page-number="auto"/>
      <style:text-properties fo:font-size="8pt" fo:language="zxx" fo:country="none" style:text-underline-style="none" fo:font-weight="normal" style:font-size-asian="8pt" style:font-weight-asian="normal" style:font-size-complex="8pt" style:font-weight-complex="normal"/>
    </style:style>
    <style:style style:name="P18" style:family="paragraph" style:parent-style-name="Standard">
      <style:paragraph-properties fo:margin-left="0.984cm" fo:margin-right="0cm" fo:margin-top="0cm" fo:margin-bottom="0.353cm" fo:line-height="115%" fo:text-indent="0cm" style:auto-text-indent="false"/>
      <style:text-properties fo:font-size="8pt" fo:language="zxx" fo:country="none" style:text-underline-style="none" fo:font-weight="normal" style:font-size-asian="8pt" style:font-weight-asian="normal" style:font-size-complex="8pt" style:font-weight-complex="normal"/>
    </style:style>
    <style:style style:name="P19" style:family="paragraph" style:parent-style-name="Standard">
      <style:paragraph-properties fo:margin-left="0.984cm" fo:margin-right="0cm" fo:margin-top="0cm" fo:margin-bottom="0.353cm" fo:line-height="115%" fo:text-indent="0cm" style:auto-text-indent="false"/>
      <style:text-properties fo:font-size="8pt" fo:language="zxx" fo:country="none" style:text-underline-style="none" fo:font-weight="bold" style:font-size-asian="8pt" style:font-weight-asian="bold" style:font-size-complex="8pt" style:font-weight-complex="bold"/>
    </style:style>
    <style:style style:name="P20" style:family="paragraph" style:parent-style-name="Standard">
      <style:paragraph-properties fo:margin-left="0.984cm" fo:margin-right="0cm" fo:margin-top="0cm" fo:margin-bottom="0.353cm" fo:line-height="115%" fo:text-indent="0cm" style:auto-text-indent="false"/>
      <style:text-properties fo:font-size="8pt" fo:language="zxx" fo:country="none" style:font-size-asian="8pt" style:font-size-complex="8pt"/>
    </style:style>
    <style:style style:name="P21" style:family="paragraph" style:parent-style-name="Standard">
      <style:paragraph-properties fo:margin-left="0.984cm" fo:margin-right="0cm" fo:margin-top="0cm" fo:margin-bottom="0.353cm" fo:line-height="115%" fo:text-indent="0cm" style:auto-text-indent="false"/>
      <style:text-properties fo:font-size="8pt" fo:language="zxx" fo:country="none" fo:font-weight="bold" style:font-size-asian="8pt" style:font-weight-asian="bold" style:font-size-complex="8pt" style:font-weight-complex="bold"/>
    </style:style>
    <style:style style:name="P22" style:family="paragraph" style:parent-style-name="Standard" style:master-page-name="">
      <style:paragraph-properties fo:margin-left="0.984cm" fo:margin-right="0cm" fo:margin-top="0cm" fo:margin-bottom="0.353cm" fo:line-height="115%" fo:text-indent="0cm" style:auto-text-indent="false" style:page-number="auto"/>
      <style:text-properties fo:font-size="8pt" fo:language="zxx" fo:country="none" style:text-underline-style="none" fo:font-weight="normal" style:font-size-asian="8pt" style:font-weight-asian="normal" style:font-size-complex="8pt" style:font-weight-complex="normal"/>
    </style:style>
    <style:style style:name="P23" style:family="paragraph" style:parent-style-name="Standard" style:master-page-name="">
      <style:paragraph-properties fo:margin-left="0.984cm" fo:margin-right="0cm" fo:margin-top="0cm" fo:margin-bottom="0.353cm" fo:line-height="115%" fo:text-indent="0cm" style:auto-text-indent="false" style:page-number="auto"/>
      <style:text-properties fo:font-size="8pt" fo:language="zxx" fo:country="none" style:font-size-asian="8pt" style:font-size-complex="8pt"/>
    </style:style>
    <style:style style:name="P24" style:family="paragraph" style:parent-style-name="Standard">
      <style:paragraph-properties fo:margin-left="1cm" fo:margin-right="0cm" fo:margin-top="0cm" fo:margin-bottom="0.353cm" fo:line-height="115%" fo:text-indent="0cm" style:auto-text-indent="false"/>
      <style:text-properties fo:font-size="8pt" fo:language="zxx" fo:country="none" style:font-size-asian="8pt" style:font-size-complex="8pt"/>
    </style:style>
    <style:style style:name="P25" style:family="paragraph" style:parent-style-name="Standard" style:master-page-name="">
      <style:paragraph-properties fo:margin-left="1cm" fo:margin-right="0cm" fo:margin-top="0cm" fo:margin-bottom="0.353cm" fo:line-height="115%" fo:text-indent="0cm" style:auto-text-indent="false" style:page-number="auto"/>
      <style:text-properties fo:font-size="8pt" fo:language="zxx" fo:country="none" style:font-size-asian="8pt" style:font-size-complex="8pt"/>
    </style:style>
    <style:style style:name="P26" style:family="paragraph" style:parent-style-name="Standard">
      <style:paragraph-properties fo:margin-left="0cm" fo:margin-right="0cm" fo:margin-top="0cm" fo:margin-bottom="0.353cm" fo:line-height="115%" fo:text-indent="0cm" style:auto-text-indent="false"/>
      <style:text-properties fo:font-size="11pt" fo:language="zxx" fo:country="none" style:font-size-asian="11pt" style:font-size-complex="11pt"/>
    </style:style>
    <style:style style:name="P27" style:family="paragraph" style:parent-style-name="Standard" style:master-page-name="Standard">
      <style:paragraph-properties fo:margin-top="0cm" fo:margin-bottom="0.353cm" fo:line-height="115%" fo:text-align="center" style:justify-single-word="false" style:page-number="auto"/>
      <style:text-properties fo:font-size="20pt" fo:language="zxx" fo:country="none" style:font-size-asian="20pt" style:font-size-complex="20pt"/>
    </style:style>
    <style:style style:name="P28" style:family="paragraph" style:parent-style-name="Standard">
      <style:paragraph-properties fo:margin-top="0cm" fo:margin-bottom="0.353cm" fo:line-height="115%"/>
      <style:text-properties fo:font-size="11pt" fo:language="zxx" fo:country="none" style:font-size-asian="11pt" style:font-size-complex="11pt"/>
    </style:style>
    <style:style style:name="P29" style:family="paragraph" style:parent-style-name="Standard" style:list-style-name="L2">
      <style:paragraph-properties fo:margin-top="0cm" fo:margin-bottom="0.353cm" fo:line-height="115%"/>
      <style:text-properties fo:font-size="11pt" fo:language="zxx" fo:country="none" style:font-size-asian="11pt" style:font-size-complex="11pt"/>
    </style:style>
    <style:style style:name="P30" style:family="paragraph" style:parent-style-name="Standard" style:list-style-name="L2">
      <style:paragraph-properties fo:margin-top="0cm" fo:margin-bottom="0.353cm" fo:line-height="115%" fo:text-align="justify" style:justify-single-word="false"/>
      <style:text-properties fo:font-size="11pt" fo:language="zxx" fo:country="none" style:font-size-asian="11pt" style:font-size-complex="11pt"/>
    </style:style>
    <style:style style:name="P31" style:family="paragraph" style:parent-style-name="Standard" style:list-style-name="L3">
      <style:paragraph-properties fo:margin-top="0cm" fo:margin-bottom="0.353cm" fo:line-height="115%"/>
      <style:text-properties fo:font-size="11pt" fo:language="zxx" fo:country="none" style:font-size-asian="11pt" style:font-size-complex="11pt"/>
    </style:style>
    <style:style style:name="P32" style:family="paragraph" style:parent-style-name="Standard" style:list-style-name="L4">
      <style:paragraph-properties fo:margin-top="0cm" fo:margin-bottom="0.353cm" fo:line-height="115%"/>
      <style:text-properties fo:font-size="11pt" fo:language="zxx" fo:country="none" style:font-size-asian="11pt" style:font-size-complex="11pt"/>
    </style:style>
    <style:style style:name="P33" style:family="paragraph" style:parent-style-name="Standard" style:list-style-name="L5">
      <style:paragraph-properties fo:margin-top="0cm" fo:margin-bottom="0.353cm" fo:line-height="115%"/>
      <style:text-properties fo:font-size="11pt" fo:language="zxx" fo:country="none" style:font-size-asian="11pt" style:font-size-complex="11pt"/>
    </style:style>
    <style:style style:name="P34" style:family="paragraph" style:parent-style-name="Standard" style:list-style-name="L6">
      <style:paragraph-properties fo:margin-top="0cm" fo:margin-bottom="0.353cm" fo:line-height="115%"/>
      <style:text-properties fo:font-size="11pt" fo:language="zxx" fo:country="none" style:font-size-asian="11pt" style:font-size-complex="11pt"/>
    </style:style>
    <style:style style:name="P35" style:family="paragraph" style:parent-style-name="Standard" style:list-style-name="L7">
      <style:paragraph-properties fo:margin-top="0cm" fo:margin-bottom="0.353cm" fo:line-height="115%"/>
      <style:text-properties fo:font-size="11pt" fo:language="zxx" fo:country="none" style:font-size-asian="11pt" style:font-size-complex="11pt"/>
    </style:style>
    <style:style style:name="P36" style:family="paragraph" style:parent-style-name="Standard" style:list-style-name="L8">
      <style:paragraph-properties fo:margin-top="0cm" fo:margin-bottom="0.353cm" fo:line-height="115%"/>
      <style:text-properties fo:font-size="11pt" fo:language="zxx" fo:country="none" style:font-size-asian="11pt" style:font-size-complex="11pt"/>
    </style:style>
    <style:style style:name="P37" style:family="paragraph" style:parent-style-name="Standard">
      <style:paragraph-properties fo:margin-top="0cm" fo:margin-bottom="0.353cm" fo:line-height="115%" fo:text-align="center" style:justify-single-word="false"/>
      <style:text-properties fo:font-size="20pt" fo:language="zxx" fo:country="none" style:font-size-asian="20pt" style:font-size-complex="20pt"/>
    </style:style>
    <style:style style:name="P38" style:family="paragraph" style:parent-style-name="Standard">
      <style:paragraph-properties fo:margin-left="0.97cm" fo:margin-right="0cm" fo:margin-top="0cm" fo:margin-bottom="0.353cm" fo:line-height="115%" fo:text-indent="0cm" style:auto-text-indent="false"/>
      <style:text-properties fo:font-size="8pt" fo:language="zxx" fo:country="none" style:text-underline-style="none" fo:font-weight="normal" style:font-size-asian="8pt" style:font-weight-asian="normal" style:font-size-complex="8pt" style:font-weight-complex="normal"/>
    </style:style>
    <style:style style:name="P39" style:family="paragraph" style:parent-style-name="Standard">
      <style:paragraph-properties fo:margin-left="0.984cm" fo:margin-right="0cm" fo:margin-top="0cm" fo:margin-bottom="0.353cm" fo:line-height="115%" fo:text-indent="0cm" style:auto-text-indent="false"/>
      <style:text-properties fo:font-size="8pt" fo:language="zxx" fo:country="none" style:text-underline-style="none" fo:font-weight="bold" style:font-size-asian="8pt" style:font-weight-asian="bold" style:font-size-complex="8pt" style:font-weight-complex="bold"/>
    </style:style>
    <style:style style:name="P40" style:family="paragraph" style:parent-style-name="Standard" style:master-page-name="">
      <style:paragraph-properties fo:margin-left="0.984cm" fo:margin-right="0cm" fo:margin-top="0cm" fo:margin-bottom="0.353cm" fo:line-height="115%" fo:text-indent="0cm" style:auto-text-indent="false" style:page-number="auto"/>
      <style:text-properties fo:font-size="8pt" fo:language="zxx" fo:country="none" style:text-underline-style="none" fo:font-weight="normal" style:font-size-asian="8pt" style:font-weight-asian="normal" style:font-size-complex="8pt" style:font-weight-complex="normal"/>
    </style:style>
    <style:style style:name="P41" style:family="paragraph" style:parent-style-name="Heading_20_1">
      <style:paragraph-properties fo:break-before="page"/>
    </style:style>
    <style:style style:name="P42" style:family="paragraph" style:parent-style-name="Contents_20_1">
      <style:paragraph-properties>
        <style:tab-stops>
          <style:tab-stop style:position="15.24cm" style:type="right" style:leader-style="dotted" style:leader-text="."/>
        </style:tab-stops>
      </style:paragraph-properties>
    </style:style>
    <style:style style:name="P43" style:family="paragraph" style:parent-style-name="Contents_20_2">
      <style:paragraph-properties>
        <style:tab-stops>
          <style:tab-stop style:position="14.741cm" style:type="right" style:leader-style="dotted" style:leader-text="."/>
        </style:tab-stops>
      </style:paragraph-properties>
    </style:style>
    <style:style style:name="P44" style:family="paragraph" style:parent-style-name="Contents_20_3">
      <style:paragraph-properties>
        <style:tab-stops>
          <style:tab-stop style:position="14.24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Courier New" fo:language="es" fo:country="ES" style:font-name-asian="Courier New" style:font-name-complex="Courier New"/>
    </style:style>
    <style:style style:name="T3" style:family="text">
      <style:text-properties style:font-name="Calibri1" fo:language="es" fo:country="ES" fo:font-weight="bold" style:font-name-asian="Courier New" style:font-weight-asian="bold" style:font-name-complex="Courier New" style:font-weight-complex="bold"/>
    </style:style>
    <style:style style:name="T4" style:family="text">
      <style:text-properties style:font-name="Calibri1" fo:language="es" fo:country="ES" style:font-name-asian="Courier New" style:font-name-complex="Courier New"/>
    </style:style>
    <style:style style:name="T5" style:family="text">
      <style:text-properties fo:font-weight="normal" style:font-weight-asian="normal" style:font-weight-complex="normal"/>
    </style:style>
    <style:style style:name="T6"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7"/>
      <text:p text:style-name="P37"/>
      <text:p text:style-name="P37"/>
      <text:p text:style-name="P37"/>
      <text:p text:style-name="P37"/>
      <text:p text:style-name="P37"/>
      <text:p text:style-name="P37"/>
      <text:p text:style-name="P37">DOCUMENTACIÓN FUNCIONALIDAD PRÉSTAMO BIBLIOTECA MOCKITO</text:p>
      <text:p text:style-name="P1"><text:s/></text:p>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42">Ampliación de la funcionalidad de Préstamos de la práctica Biblioteca Mockito.<text:tab/>3</text:p>
          <text:p text:style-name="P43">Requisitos<text:tab/>3</text:p>
          <text:p text:style-name="P44">Eliminación ventana externa por ficha interna.<text:tab/>3</text:p>
          <text:p text:style-name="P44">Control de la funcionalidad desde la botonera.<text:tab/>3</text:p>
          <text:p text:style-name="P44">Control de errores de escritura en los componentes de la ficha.<text:tab/>4</text:p>
          <text:p text:style-name="P44">Funcionalidad desde un menú contextual o Popup.<text:tab/>4</text:p>
          <text:p text:style-name="P44">Pruebas unitarias mediante JUnit y Mockito.<text:tab/>4</text:p>
          <text:p text:style-name="P43">Estrategia de solución usada.<text:tab/>5</text:p>
          <text:p text:style-name="P44">Adaptación sobre las clases ya realizadas.<text:tab/>5</text:p>
          <text:p text:style-name="P44">Acceso al modelo completo.<text:tab/>5</text:p>
          <text:p text:style-name="P44">Incorporación de nuevos elementos visuales.<text:tab/>6</text:p>
          <text:p text:style-name="P44">Generación de métodos y eventos.<text:tab/>7</text:p>
          <text:p text:style-name="P44">Sustitución del lanzamiento de ventana externa.<text:tab/>9</text:p>
          <text:p text:style-name="P44">Generación de la lógica de control de la botonera.<text:tab/>9</text:p>
          <text:p text:style-name="P44">Corrección de errores detectados en los métodos.<text:tab/>11</text:p>
          <text:p text:style-name="P44">Generación de Pruebas Unitarias. <text:tab/>12</text:p>
          <text:p text:style-name="P44">Incorporación del menú Popup.<text:tab/>12</text:p>
          <text:p text:style-name="P43">Modificaciones realizadas sobre código existente.<text:tab/>13</text:p>
          <text:p text:style-name="P44">Lógica modificada<text:tab/>13</text:p>
          <text:p text:style-name="P44">Lógica añadida<text:tab/>13</text:p>
          <text:p text:style-name="P43">Dificultades encontradas<text:tab/>25</text:p>
        </text:index-body>
      </text:table-of-content>
      <text:h text:style-name="Heading_20_1" text:outline-level="1"/>
      <text:h text:style-name="P41" text:outline-level="1">Ampliación de la funcionalidad de Préstamos de la práctica Biblioteca Mockito.</text:h>
      <text:h text:style-name="Heading_20_2" text:outline-level="2">Requisitos</text:h>
      <text:p text:style-name="P1"/>
      <text:h text:style-name="Heading_20_3" text:outline-level="3">Eliminación ventana externa por ficha interna.</text:h>
      <text:p text:style-name="P1">Las tres funcionalidades principales de la Biblioteca de Préstamos están relacionadas con las tablas de su base de datos, por tanto con la información de Socios, Libros y Préstamos.</text:p>
      <text:p text:style-name="P1">Para poder actualizar la información de dichas tablas, el software original utilizaba una ventana adicional objeto de la clase XXXXXXXX. El requisito determina la eliminación del uso de esta ventana modal. Para ello y ya centrándonos en la funcionalidad de Préstamos, utilizando la actual ventana de Préstamos objeto de la clase <text:span text:style-name="T3">LoansManagemenView</text:span><text:span text:style-name="T2">.</text:span></text:p>
      <text:p text:style-name="P4">El requisito se cumplirá con la incorporación de 8 elementos visuales swing dentro de la ventana de Préstamos objeto de la clase <text:span text:style-name="T4">LoansManagemenView </text:span>que permitirán al usuario gestor de la Biblioteca entregar la información necesaria para Añadir o Editar un préstamo.</text:p>
      <text:p text:style-name="P1">Listado de nuevos elementos:</text:p>
      <text:list xml:id="list7926122814801395074" text:style-name="L2">
        <text:list-item>
          <text:p text:style-name="P29">4 JLabel para indentificar al resto de elementos.</text:p>
        </text:list-item>
        <text:list-item>
          <text:p text:style-name="P29">2 JComboBox para recoger las listas cerradas de Socios y Libros que pueden formar parte de un Préstamo.</text:p>
        </text:list-item>
        <text:list-item>
          <text:p text:style-name="P30">2 JDateChooser para recoger las fechas de Inicio y Fin de un préstamo.</text:p>
        </text:list-item>
      </text:list>
      <text:p text:style-name="P2">No se necesita atender los eventos de estos componentes puesto que el usuario indicará la gestión de la información desde los botones componentes de la botonera. </text:p>
      <text:h text:style-name="Heading_20_3" text:outline-level="3">Control de la funcionalidad desde la botonera.</text:h>
      <text:p text:style-name="P1">La conformación de la botonera para la ventana de Préstamos está formada originalmente por los JButton siguientes: Añadir, Editar, Eliminar, Preview y Print.</text:p>
      <text:p text:style-name="P1">Solo "Eliminar" funciona plenamente seleccionando sobre la tabla de Préstamos aquellos a ser borrado de base de datos. El resto de botones están velados puesto que no tienen funcionalidad.</text:p>
      <text:p text:style-name="P1">Del resto de botones <text:span text:style-name="T1">daremos funcionalidad a "Añadir" y "Editar". Para ello generaremos sus eventos en la clase "LoansManagementView" y <text:s/>atendiendolos desde la clase </text:span><text:soft-page-break/><text:span text:style-name="T1">"LoansManagementController"</text:span>. </text:p>
      <text:p text:style-name="P1">Necesitamos <text:span text:style-name="T1">dos nuevos botones</text:span> para un correcto manejo de la funcionalidad: "<text:span text:style-name="T1">Aceptar" y "Cancelar"</text:span>.</text:p>
      <text:p text:style-name="P1">Para conocer si al Aceptar se debe añadir o corregir la edición de un préstamo, utilizaremos una variable de control "<text:span text:style-name="T1">ultimaaccion</text:span>". Esto se hará en la clase de Control <text:s/>de Préstamos <text:s/>LoansManagementController.</text:p>
      <text:p text:style-name="P1"/>
      <text:h text:style-name="Heading_20_3" text:outline-level="3">Control de errores de escritura en los componentes de la ficha.</text:h>
      <text:p text:style-name="P1">Como requisitos tenemos que la aplicación no debe aceptar que el usuario introduzca valores en blanco. Los errores que pueden producirse a priori son:</text:p>
      <text:list xml:id="list8409803344399934206" text:style-name="L3">
        <text:list-item>
          <text:p text:style-name="P31">El usuario introduce fechas en blanco.</text:p>
        </text:list-item>
        <text:list-item>
          <text:p text:style-name="P31">El usuario edita sin seleccionar ninguna columna.</text:p>
        </text:list-item>
      </text:list>
      <text:p text:style-name="P1">Para cumplir con este requisito generaremos métodos en la clase vista "LoansManagementView" que comprueben que el valor de los componentes es correcto y que hay alguna fila seleccionada de la tabla.</text:p>
      <text:p text:style-name="P1">Estos métodos serán llamados desde la clase "LoansManagementController" para utilizarlos en la lógica de control de la actualización de Préstamos.</text:p>
      <text:p text:style-name="P1">Los métodos son:</text:p>
      <text:list xml:id="list7937320587302053984" text:style-name="L4">
        <text:list-item>
          <text:p text:style-name="P32">public boolean <text:span text:style-name="T1">isFechaValida()</text:span> //Detecta fechas en blanco.</text:p>
        </text:list-item>
        <text:list-item>
          <text:p text:style-name="P32">public boolean <text:span text:style-name="T1">isSelectedRow()</text:span> //Detecta préstamo no seleccionado.</text:p>
        </text:list-item>
      </text:list>
      <text:p text:style-name="P1"/>
      <text:h text:style-name="Heading_20_3" text:outline-level="3">Funcionalidad desde un menú contextual o Popup.</text:h>
      <text:p text:style-name="P1"/>
      <text:h text:style-name="Heading_20_3" text:outline-level="3">Pruebas unitarias mediante JUnit y Mockito.</text:h>
      <text:p text:style-name="P1"/>
      <text:h text:style-name="Heading_20_2" text:outline-level="2"><text:soft-page-break/>Estrategia de solución usada.</text:h>
      <text:h text:style-name="Heading_20_3" text:outline-level="3">Adaptación sobre las clases ya realizadas.</text:h>
      <text:p text:style-name="P1">El primer paso en cualquier estrategia que parta de unas clases de partida es su estudio. De ese estudio decidiremos que parte del desarrollo inicial nos es válido y que parte necesitamos redefinir o cambiar.</text:p>
      <text:p text:style-name="P1">Para nuestro caso <text:span text:style-name="T1">la mayor parte del desarrollo nos es válida</text:span>. La separación impuesta por el patrón MVC está claramente definida. En la parte de Préstamos no estaba desarrollada la ventana externa a eliminar pero si que <text:span text:style-name="T1">necesitábamos incorporar código para cubrir funcionalidad</text:span>.</text:p>
      <text:p text:style-name="P1">Las clases que eran suceptibles de modificar eran las clases del paquete es.csc.biblioteca.loans.gui: <text:span text:style-name="T1">LoansManagementView</text:span> y <text:span text:style-name="T1">LoansManagementController</text:span>.</text:p>
      <text:p text:style-name="P1">Y las clases para manejar los modelos <text:span text:style-name="T1">CustomersDAOImpl</text:span> y <text:span text:style-name="T1">BooksDAOImpl</text:span>.</text:p>
      <text:p text:style-name="P1">Decidimos modificar exclusivamente las clases del paquete <text:s/>es.csc.biblioteca.loans.gui para no interferir en el trabajo de los demás. La consecuencia será que tendremos un par de métodos en la clase controladora "LoansManagementController" que bien podrían estar en las clases de los paquetes de modelo.</text:p>
      <text:h text:style-name="Heading_20_3" text:outline-level="3">Acceso al modelo completo.</text:h>
      <text:p text:style-name="P1">En nuestro caso, la funcionalidad de Préstamos, a diferencia de la funcionalidad de Socios o de Libros, necesita el acceso completo al modelo. No solo se necesita acceder al modelo de Préstamos, sino también al modelo de Socios y Libros puesto que se debe mostrar al usuario información sobre estos modelos a través de los componentes JComboBox.</text:p>
      <text:p text:style-name="P1">Para acceder al modelo de préstamos inicialmente se importaron las clases:</text:p>
      <text:list xml:id="list6623231119418464520" text:style-name="L5">
        <text:list-item>
          <text:p text:style-name="P33">import es.csc.biblioteca.loans.dao.ILoansDAO;</text:p>
        </text:list-item>
        <text:list-item>
          <text:p text:style-name="P33">import es.csc.biblioteca.loans.dao.LoansDAOException;</text:p>
        </text:list-item>
        <text:list-item>
          <text:p text:style-name="P33">import es.csc.biblioteca.loans.dao.LoansDAOImpl;</text:p>
        </text:list-item>
      </text:list>
      <text:p text:style-name="P1">Para acceder al resto de modelos se incluyó las siguientes importaciones:</text:p>
      <text:list xml:id="list2186617468717541004" text:style-name="L6">
        <text:list-item>
          <text:p text:style-name="P34">import es.csc.biblioteca.customers.dao.*;</text:p>
        </text:list-item>
        <text:list-item>
          <text:p text:style-name="P34">import es.csc.biblioteca.books.dao.*;</text:p>
        </text:list-item>
        <text:list-item>
          <text:p text:style-name="P34">import es.csc.biblioteca.loans.dao.LoanDTO;</text:p>
        </text:list-item>
      </text:list>
      <text:p text:style-name="P1"><text:soft-page-break/>Mientras la ventana de Préstamos esté abierta se mantendrá la conexión con los modelos. Esto se realizó dentro de la clase controladora ampliando atributos y modificando su método constructor.</text:p>
      <text:p text:style-name="P23">private final ILoansDAO dao; //Acceso inicial al modelo Préstamos.</text:p>
      <text:p text:style-name="P21">private final ICustomersDAO custdao; //Ampliación para acceso al modelo Socios.</text:p>
      <text:p text:style-name="P21">private final IBooksDAO bookdao; //Ampliación para acceso al modelo Libros.</text:p>
      <text:p text:style-name="P1"/>
      <text:p text:style-name="P15">public LoansManagementController(Connection connection) throws LoansDAOException {</text:p>
      <text:p text:style-name="P12"><text:s text:c="8"/>if(ConnectionsManager.dbms.equals("oracle")){</text:p>
      <text:p text:style-name="P12"><text:s text:c="12"/>this.dao = new LoansDAOImplOracle(connection);</text:p>
      <text:p text:style-name="P12"><text:s text:c="8"/>}</text:p>
      <text:p text:style-name="P12"><text:s text:c="8"/>else{</text:p>
      <text:p text:style-name="P12"><text:s text:c="12"/>this.dao = new LoansDAOImpl(connection); <text:s text:c="8"/></text:p>
      <text:p text:style-name="P12"><text:s text:c="8"/>} <text:s text:c="17"/></text:p>
      <text:p text:style-name="P12"><text:s text:c="8"/>this.model = new LoansTableModel(this.dao, this.dao.findAll());</text:p>
      <text:p text:style-name="P12"><text:s text:c="8"/>this.view = new LoansManagementView();</text:p>
      <text:p text:style-name="P12"><text:s text:c="8"/>initView();</text:p>
      <text:p text:style-name="P12"><text:s text:c="8"/>addListeners();</text:p>
      <text:p text:style-name="P12"><text:s text:c="8"/>this.view.setVisible(true);</text:p>
      <text:p text:style-name="P12"><text:s text:c="8"/>LocaleManager.getInstance().addObserver(this);</text:p>
      <text:p text:style-name="P12"><text:s text:c="8"/><text:span text:style-name="T1">this.bookdao = new BooksDAOImpl (connection); //Conexión al modelo Book.</text:span></text:p>
      <text:p text:style-name="P13"><text:s text:c="8"/>this.custdao = new CustomersDAOImpl (connection); //Conexión al modelo Customer.</text:p>
      <text:p text:style-name="P12">}</text:p>
      <text:p text:style-name="P1"/>
      <text:h text:style-name="Heading_20_3" text:outline-level="3">Incorporación de nuevos elementos visuales.</text:h>
      <text:p text:style-name="P1">El siguiente paso era identificar los componentes visuales necesarios para la ficha e intentar ver si el uso de los botones ya generados sería suficiente. </text:p>
      <text:p text:style-name="P1">Vimos que sería necesario incluir etiquetas que identificaban los campos modificables y que para gestionar los préstamos necesitábamos 2 JComboBox y 2 JDateChooser.</text:p>
      <text:p text:style-name="P1">En cuanto a los botones, faltaban los botones para Aceptar y Cancelar.</text:p>
      <text:h text:style-name="Heading_20_3" text:outline-level="3"><text:soft-page-break/>Generación de métodos y eventos.</text:h>
      <text:p text:style-name="P1">Una vez introducidos los componentes visuales, el siguiente paso era generar los eventos desde la clase vista LoansManagementView para los botones. Estos eventos deberán ser atendidos <text:s/>desde la clase controladora LoansManagementController.</text:p>
      <text:p text:style-name="P1">Dentro de la clase controladora también fuimos generando métodos para atender la pulsación de botones. Al principio eran métodos vacíos con algún código de salida por consola para conocer la evolución del desarrollo. Finalmente los métodos de control realizan llamadas a métodos ubicados en las clases vista y modelo.</text:p>
      <text:p text:style-name="P1">Generación de eventos en la clase vista <text:s/>LoansManagementView:</text:p>
      <text:p text:style-name="P23">public void setAceptListener(ActionListener l, String command) {</text:p>
      <text:p text:style-name="P20"><text:s text:c="8"/>this.btnAcept.addActionListener(l);</text:p>
      <text:p text:style-name="P20"><text:s text:c="8"/>this.btnAcept.setActionCommand(command);</text:p>
      <text:p text:style-name="P20">}</text:p>
      <text:p text:style-name="P20">public void setCancelListener(ActionListener l, String command) {</text:p>
      <text:p text:style-name="P20"><text:s text:c="8"/>this.btnCancel.addActionListener(l);</text:p>
      <text:p text:style-name="P20"><text:s text:c="8"/>this.btnCancel.setActionCommand(command);</text:p>
      <text:p text:style-name="P20">}</text:p>
      <text:p text:style-name="P1">El código anterior corresponde a los métodos añadidos para generar los eventos de los botones Aceptar y Cancelar. Las llamadas a estos métodos suman un escuchador del evento e indican el texto indentificador del evento.</text:p>
      <text:p text:style-name="P1">El escuchador será la clase controladora LoansManagementController configurado mediante el método siguiente:</text:p>
      <text:p text:style-name="P23">private static final String ACTION_ADD = "Add";</text:p>
      <text:p text:style-name="P20">private static final String ACTION_EDIT = "Edit";</text:p>
      <text:p text:style-name="P20">private static final String ACTION_DELETE = "Delete";</text:p>
      <text:p text:style-name="P20">private static final String ACTION_PRINT = "Print";</text:p>
      <text:p text:style-name="P20">private static final String ACTION_PREVIEW = "Preview";</text:p>
      <text:p text:style-name="P21">private static final String ACTION_ACEPT = "Acept";</text:p>
      <text:p text:style-name="P21">private static final String ACTION_CANCEL = "Cancel";</text:p>
      <text:p text:style-name="P1"/>
      <text:p text:style-name="P15">private void addListeners() {</text:p>
      <text:p text:style-name="P12"><text:s text:c="8"/>this.view.setAddListener(this, ACTION_ADD);</text:p>
      <text:p text:style-name="P12"><text:soft-page-break/><text:s text:c="8"/>this.view.setEditListener(this, ACTION_EDIT);</text:p>
      <text:p text:style-name="P12"><text:s text:c="8"/>this.view.setDeleteListener(this, ACTION_DELETE);</text:p>
      <text:p text:style-name="P12"><text:s text:c="8"/>this.view.setPrintListener(this, ACTION_PRINT);</text:p>
      <text:p text:style-name="P12"><text:s text:c="8"/>this.view.setPreviewListener(this, ACTION_PREVIEW);</text:p>
      <text:p text:style-name="P12"><text:s text:c="8"/><text:span text:style-name="T1">this.view.setAceptListener(this, ACTION_ACEPT);</text:span></text:p>
      <text:p text:style-name="P13"><text:s text:c="8"/>this.view.setCancelListener(this, ACTION_CANCEL);</text:p>
      <text:p text:style-name="P12">}</text:p>
      <text:p text:style-name="P1">Y el método que atiende los eventos en la clase controladora:</text:p>
      <text:p text:style-name="P23">@Override</text:p>
      <text:p text:style-name="P20">public void actionPerformed(ActionEvent e) {</text:p>
      <text:p text:style-name="P20"><text:s text:c="8"/>switch (e.getActionCommand()) {</text:p>
      <text:p text:style-name="P20"><text:s text:c="12"/>case ACTION_ADD:</text:p>
      <text:p text:style-name="P20"><text:s text:c="16"/>UltimaAccion = AccionLoans.ADD;</text:p>
      <text:p text:style-name="P20"><text:s text:c="16"/>this.view.setBotones(1);</text:p>
      <text:p text:style-name="P20"><text:s text:c="16"/>rellenaCombos();</text:p>
      <text:p text:style-name="P20"><text:s text:c="16"/>break;</text:p>
      <text:p text:style-name="P20"><text:s text:c="12"/>case ACTION_EDIT:</text:p>
      <text:p text:style-name="P20"><text:s text:c="16"/>if (this.view.isSelectedRow()){</text:p>
      <text:p text:style-name="P20"><text:s text:c="20"/>UltimaAccion = AccionLoans.EDIT;</text:p>
      <text:p text:style-name="P20"><text:s text:c="20"/>this.view.setBotones(1);</text:p>
      <text:p text:style-name="P20"><text:s text:c="20"/>editLoan();</text:p>
      <text:p text:style-name="P20"><text:s text:c="16"/>}</text:p>
      <text:p text:style-name="P20"><text:s text:c="16"/>break;</text:p>
      <text:p text:style-name="P20"><text:s text:c="12"/>case ACTION_DELETE:</text:p>
      <text:p text:style-name="P20"><text:s text:c="16"/>deleteSelectedLoans();</text:p>
      <text:p text:style-name="P20"><text:s text:c="16"/>break;</text:p>
      <text:p text:style-name="P20"><text:s text:c="12"/>case ACTION_PRINT:</text:p>
      <text:p text:style-name="P20"><text:s text:c="16"/>this.model.printLoans();</text:p>
      <text:p text:style-name="P20"><text:s text:c="16"/>break;</text:p>
      <text:p text:style-name="P20"><text:s text:c="12"/>case ACTION_PREVIEW:</text:p>
      <text:p text:style-name="P20"><text:soft-page-break/><text:s text:c="16"/>this.model.previewLoans();</text:p>
      <text:p text:style-name="P20"><text:s text:c="16"/>break;</text:p>
      <text:p text:style-name="P20"><text:s text:c="12"/>case ACTION_ACEPT:</text:p>
      <text:p text:style-name="P20"><text:s text:c="16"/>if (this.view.isFechaValida()){</text:p>
      <text:p text:style-name="P20"><text:s text:c="20"/>aceptLoan();</text:p>
      <text:p text:style-name="P20"><text:s text:c="20"/>UltimaAccion = AccionLoans.NO;</text:p>
      <text:p text:style-name="P20"><text:s text:c="20"/>this.view.setBotones(0);</text:p>
      <text:p text:style-name="P20"><text:s text:c="20"/>this.view.limpiaFicha();</text:p>
      <text:p text:style-name="P20"><text:s text:c="16"/>}</text:p>
      <text:p text:style-name="P20"><text:s text:c="16"/>break;</text:p>
      <text:p text:style-name="P20"><text:s text:c="12"/>case ACTION_CANCEL:</text:p>
      <text:p text:style-name="P20"><text:s text:c="16"/>UltimaAccion = AccionLoans.NO;</text:p>
      <text:p text:style-name="P20"><text:s text:c="16"/>this.view.setBotones(0);</text:p>
      <text:p text:style-name="P20"><text:s text:c="16"/>this.view.limpiaFicha();</text:p>
      <text:p text:style-name="P20"><text:s text:c="16"/>break;</text:p>
      <text:p text:style-name="P20"><text:s text:c="8"/>}</text:p>
      <text:p text:style-name="P20">}</text:p>
      <text:p text:style-name="P1">Este método anterior está sobreescrito puesto que para que la clase controladora pueda escuchar los eventos de la clase vista implementa la interfaz "ActionListener".</text:p>
      <text:p text:style-name="P1">También se puede observar que la atención de los eventos de la botonera implica llamadas a métodos de la propia clase y de las clases para vista y modelo. Se explicarán en el apartado "Lógica añadida".</text:p>
      <text:h text:style-name="Heading_20_3" text:outline-level="3">Sustitución del lanzamiento de ventana externa.</text:h>
      <text:p text:style-name="P1">Para la parte de Préstamos esta ventana no estaba disponible por lo que no tuvimos que eliminarla.</text:p>
      <text:h text:style-name="Heading_20_3" text:outline-level="3">Generación de la lógica de control de la botonera.</text:h>
      <text:p text:style-name="P1">Por lógica de control de la botonera entendemos la oportuna habilitación y deshabilitación de los botones. Contamos con 7 botones de los cuales 3 (Eliminar, PreView y Print) trabajan por separado y su función no entra en conflicto con el resto. En cambio los botones Añadir, Editar, Aceptar y Cancelar trabajan de manera conjunta y necesitan coordinación.</text:p>
      <text:p text:style-name="P3"><text:soft-page-break/>Dentro de la clase vista <text:s/>LoansManagementView hemos escrito métodos para habilitar y deshabilitar de manera individual y conjunta a estos 4 botones. <text:span text:style-name="T1">La</text:span> <text:span text:style-name="T1">lógica del comportamiento conjunto de estos botones está en el método setBotones()</text:span>:</text:p>
      <text:p text:style-name="P15">public void setEnableAdd(){</text:p>
      <text:p text:style-name="P12"><text:s text:c="8"/>this.btnAdd.setEnabled(true);</text:p>
      <text:p text:style-name="P12">}</text:p>
      <text:p text:style-name="P12">public void setEnableEdit(){</text:p>
      <text:p text:style-name="P12"><text:s text:c="8"/>this.btnEdit.setEnabled(true);</text:p>
      <text:p text:style-name="P12">}</text:p>
      <text:p text:style-name="P12">public void setEnableAcept(){</text:p>
      <text:p text:style-name="P12"><text:s text:c="8"/>this.btnAcept.setEnabled(true);</text:p>
      <text:p text:style-name="P12">}</text:p>
      <text:p text:style-name="P12">public void setEnableCancel(){</text:p>
      <text:p text:style-name="P12"><text:s text:c="8"/>this.btnCancel.setEnabled(true);</text:p>
      <text:p text:style-name="P12">}</text:p>
      <text:p text:style-name="P12">public void setDisableAdd(){</text:p>
      <text:p text:style-name="P12"><text:s text:c="8"/>this.btnAdd.setEnabled(false);</text:p>
      <text:p text:style-name="P12">}</text:p>
      <text:p text:style-name="P12">public void setDisableEdit(){</text:p>
      <text:p text:style-name="P12"><text:s text:c="8"/>this.btnEdit.setEnabled(false);</text:p>
      <text:p text:style-name="P12">}</text:p>
      <text:p text:style-name="P12">public void setDisableCancel(){</text:p>
      <text:p text:style-name="P12"><text:s text:c="8"/>this.btnCancel.setEnabled(false);</text:p>
      <text:p text:style-name="P12">}</text:p>
      <text:p text:style-name="P12">public void setDisableAcept(){</text:p>
      <text:p text:style-name="P12"><text:s text:c="8"/>this.btnAcept.setEnabled(false);</text:p>
      <text:p text:style-name="P12">}</text:p>
      <text:p text:style-name="P12">public void setBotones(int inicio){</text:p>
      <text:p text:style-name="P12"><text:s text:c="8"/>if (inicio == 0){</text:p>
      <text:p text:style-name="P12"><text:s text:c="12"/>setEnableEdit();</text:p>
      <text:p text:style-name="P12"><text:s text:c="12"/>setEnableAdd();</text:p>
      <text:p text:style-name="P12"><text:soft-page-break/><text:s text:c="12"/>setDisableCancel();</text:p>
      <text:p text:style-name="P12"><text:s text:c="12"/>setDisableAcept();</text:p>
      <text:p text:style-name="P12"><text:s text:c="8"/>} else {</text:p>
      <text:p text:style-name="P12"><text:s text:c="12"/>setDisableEdit();</text:p>
      <text:p text:style-name="P12"><text:s text:c="12"/>setDisableAdd();</text:p>
      <text:p text:style-name="P12"><text:s text:c="12"/>setEnableCancel();</text:p>
      <text:p text:style-name="P12"><text:s text:c="12"/>setEnableAcept();</text:p>
      <text:p text:style-name="P12"><text:s text:c="8"/>}</text:p>
      <text:p text:style-name="P12">}</text:p>
      <text:p text:style-name="P1"><text:s text:c="4"/></text:p>
      <text:h text:style-name="Heading_20_3" text:outline-level="3">Corrección de errores detectados en los métodos.</text:h>
      <text:p text:style-name="P1">Después de tener una primera implementación del código, pasamos a corregir errores detectados.</text:p>
      <text:p text:style-name="P1">Los errores que se detectaron:</text:p>
      <text:list xml:id="list8787318793151535171" text:style-name="L7">
        <text:list-item>
          <text:p text:style-name="P35">Ordenación alfabética de los combos.</text:p>
        </text:list-item>
        <text:list-item>
          <text:p text:style-name="P35">Fechas de la ficha en blanco.</text:p>
        </text:list-item>
        <text:list-item>
          <text:p text:style-name="P35">Fila tabla Préstamos no seleccionada.</text:p>
        </text:list-item>
      </text:list>
      <text:p text:style-name="P1">Para la ordenación bastó con incorporar el método estático Collections.sort(). Ejemplo:</text:p>
      <text:p text:style-name="P25">public ArrayList&lt;String&gt; LecturaCustomers() throws CustomersDAOException {</text:p>
      <text:p text:style-name="P24"><text:s text:c="5"/>ArrayList&lt;String&gt; nombreCustomers = new ArrayList();</text:p>
      <text:p text:style-name="P24"><text:s text:c="5"/>List&lt;CustomerDTO&gt; listadoCustomers;</text:p>
      <text:p text:style-name="P24"><text:s text:c="5"/>listadoCustomers=this.custdao.findAll();</text:p>
      <text:p text:style-name="P24"><text:s text:c="5"/>for (CustomerDTO listCust : listadoCustomers) {</text:p>
      <text:p text:style-name="P24"><text:s text:c="8"/>nombreCustomers.add(listCust.getApellidos()+" "+listCust.getNombre()+" "+listCust.getIdSocio());</text:p>
      <text:p text:style-name="P24"><text:s text:c="5"/>} <text:s text:c="2"/></text:p>
      <text:p text:style-name="P24"><text:s text:c="5"/><text:span text:style-name="T1">Collections.sort(nombreCustomers);</text:span></text:p>
      <text:p text:style-name="P24"><text:s text:c="5"/>return nombreCustomers;</text:p>
      <text:p text:style-name="P24">}</text:p>
      <text:p text:style-name="P26">Para las fechas en blanco y fila no seleecionada se incorporaron métodos que indicaban tal <text:soft-page-break/>estado:</text:p>
      <text:p text:style-name="P14">public boolean isFechaValida() {</text:p>
      <text:p text:style-name="P10"><text:s text:c="8"/>if (this.getFechaInicio()==-1){</text:p>
      <text:p text:style-name="P10"><text:s text:c="12"/>JOptionPane.showMessageDialog(this, "Introduzca una fecha de inicio válida", "Ventana de notificación", JOptionPane.ERROR_MESSAGE);</text:p>
      <text:p text:style-name="P10"><text:s text:c="12"/>return false;</text:p>
      <text:p text:style-name="P10"><text:s text:c="8"/>}</text:p>
      <text:p text:style-name="P10"><text:s text:c="8"/>if (this.getFechaFin()==-1){</text:p>
      <text:p text:style-name="P10"><text:s text:c="12"/>JOptionPane.showMessageDialog(this, "Introduzca una fecha de final válida", "Ventana de notificación", JOptionPane.ERROR_MESSAGE);</text:p>
      <text:p text:style-name="P10"><text:s text:c="12"/>return false;</text:p>
      <text:p text:style-name="P10"><text:s text:c="8"/>}</text:p>
      <text:p text:style-name="P10"><text:s text:c="8"/>return true;</text:p>
      <text:p text:style-name="P10">}</text:p>
      <text:p text:style-name="P10">public boolean isSelectedRow(){</text:p>
      <text:p text:style-name="P10"><text:s text:c="8"/>if (this.tblLoans.getSelectedRows().length == 0){</text:p>
      <text:p text:style-name="P10"><text:s text:c="12"/>JOptionPane.showMessageDialog(this, "Seleccione algún préstamo de la tabla", "Ventana de notificación", JOptionPane.ERROR_MESSAGE);</text:p>
      <text:p text:style-name="P10"><text:s text:c="12"/>return false;</text:p>
      <text:p text:style-name="P10"><text:s text:c="8"/>} <text:s text:c="2"/></text:p>
      <text:p text:style-name="P10"><text:s text:c="8"/>return true;</text:p>
      <text:p text:style-name="P10">}</text:p>
      <text:h text:style-name="Heading_20_3" text:outline-level="3">Generación de Pruebas Unitarias. </text:h>
      <text:p text:style-name="P1">Para las pruebas unitarias nos basamos en replicar las clases generadas para las otras funcionalides de Socios y Libros. Se generó una clase para probar métodos de la clase modelo "LoansDAOImpl" y otra clase para probar la vista "LoansTableModel".</text:p>
      <text:p text:style-name="P1">Las pruebas se soportan sobre las librerías JUnit y Mockito. Las pruebas sobre la clase vista "LoansTableModel" se realizan con Mockito para evitar utilizar el repositorio original del desarrollo que es MySQL. Mediante la librería hsqldb se genera una base de datos en memoria simulando el entorno de Producción.</text:p>
      <text:h text:style-name="Heading_20_3" text:outline-level="3"><text:soft-page-break/>Incorporación del menú Popup.</text:h>
      <text:p text:style-name="P1"/>
      <text:h text:style-name="Heading_20_2" text:outline-level="2">Modificaciones realizadas sobre código existente.</text:h>
      <text:h text:style-name="Heading_20_3" text:outline-level="3">Lógica modificada</text:h>
      <text:p text:style-name="P1">No hay lógica modificada.</text:p>
      <text:h text:style-name="Heading_20_3" text:outline-level="3">Lógica añadida</text:h>
      <text:p text:style-name="P1">Hemos añadido código a las clases vista <text:span text:style-name="T5"><text:s/>y control, <text:s/></text:span><text:span text:style-name="T1">"LoansManagementView" y " LoansManagementController". </text:span><text:span text:style-name="T5">En la clase de la vista, en la que se utilizan componentes de la clase swing, no se explica la generación automática de código realizada desde el IDE NetBeans.</text:span></text:p>
      <text:p text:style-name="P6">Clase <text:s/>LoansManagementView</text:p>
      <text:p text:style-name="P5">1. Métodos generadores de eventos y su escuchador para los botones Aceptar y Cancelar.</text:p>
      <text:p text:style-name="P5">Se suman a los ya existentes para el resto de botones.</text:p>
      <text:p text:style-name="P22">public void setAceptListener(ActionListener l, String command) {</text:p>
      <text:p text:style-name="P18"><text:s text:c="8"/>this.btnAcept.addActionListener(l);</text:p>
      <text:p text:style-name="P18"><text:s text:c="8"/>this.btnAcept.setActionCommand(command);</text:p>
      <text:p text:style-name="P18">} <text:s text:c="3"/></text:p>
      <text:p text:style-name="P18">public void setCancelListener(ActionListener l, String command) {</text:p>
      <text:p text:style-name="P18"><text:s text:c="8"/>this.btnCancel.addActionListener(l);</text:p>
      <text:p text:style-name="P18"><text:s text:c="8"/>this.btnCancel.setActionCommand(command);</text:p>
      <text:p text:style-name="P18">}</text:p>
      <text:p text:style-name="P5">2. Métodos generación lógica botonera.</text:p>
      <text:p text:style-name="P5">Habilitan y deshabilitan los botnoes de manera individual y conjunta.</text:p>
      <text:p text:style-name="P14">public void setEnableAdd(){</text:p>
      <text:p text:style-name="P10"><text:s text:c="8"/>this.btnAdd.setEnabled(true);</text:p>
      <text:p text:style-name="P10">} <text:s text:c="3"/></text:p>
      <text:p text:style-name="P10">public void setEnableEdit(){</text:p>
      <text:p text:style-name="P10"><text:s text:c="8"/>this.btnEdit.setEnabled(true);</text:p>
      <text:p text:style-name="P10">} <text:s text:c="2"/></text:p>
      <text:p text:style-name="P10"><text:soft-page-break/>public void setEnableAcept(){</text:p>
      <text:p text:style-name="P10"><text:s text:c="8"/>this.btnAcept.setEnabled(true);</text:p>
      <text:p text:style-name="P10">} <text:s text:c="3"/></text:p>
      <text:p text:style-name="P10">public void setEnableCancel(){</text:p>
      <text:p text:style-name="P10"><text:s text:c="8"/>this.btnCancel.setEnabled(true);</text:p>
      <text:p text:style-name="P10">} <text:s text:c="3"/></text:p>
      <text:p text:style-name="P10">public void setDisableAdd(){</text:p>
      <text:p text:style-name="P10"><text:s text:c="8"/>this.btnAdd.setEnabled(false);</text:p>
      <text:p text:style-name="P10">} <text:s text:c="2"/></text:p>
      <text:p text:style-name="P10">public void setDisableEdit(){</text:p>
      <text:p text:style-name="P10"><text:s text:c="8"/>this.btnEdit.setEnabled(false);</text:p>
      <text:p text:style-name="P10">} <text:s text:c="3"/></text:p>
      <text:p text:style-name="P10">public void setDisableCancel(){</text:p>
      <text:p text:style-name="P10"><text:s text:c="8"/>this.btnCancel.setEnabled(false);</text:p>
      <text:p text:style-name="P10">} <text:s text:c="2"/></text:p>
      <text:p text:style-name="P10">public void setDisableAcept(){</text:p>
      <text:p text:style-name="P10"><text:s text:c="8"/>this.btnAcept.setEnabled(false);</text:p>
      <text:p text:style-name="P10"><text:s/>}</text:p>
      <text:p text:style-name="P10"><text:s text:c="4"/></text:p>
      <text:p text:style-name="P10">public void setBotones(int inicio){</text:p>
      <text:p text:style-name="P10"><text:s text:c="8"/>if (inicio == 0){</text:p>
      <text:p text:style-name="P10"><text:s text:c="12"/>setEnableEdit();</text:p>
      <text:p text:style-name="P10"><text:s text:c="12"/>setEnableAdd();</text:p>
      <text:p text:style-name="P10"><text:s text:c="12"/>setDisableCancel();</text:p>
      <text:p text:style-name="P10"><text:s text:c="12"/>setDisableAcept();</text:p>
      <text:p text:style-name="P10"><text:s text:c="8"/>} else {</text:p>
      <text:p text:style-name="P10"><text:s text:c="12"/>setDisableEdit();</text:p>
      <text:p text:style-name="P10"><text:s text:c="12"/>setDisableAdd();</text:p>
      <text:p text:style-name="P10"><text:s text:c="12"/>setEnableCancel();</text:p>
      <text:p text:style-name="P10"><text:s text:c="12"/>setEnableAcept();</text:p>
      <text:p text:style-name="P10"><text:s text:c="8"/>}</text:p>
      <text:p text:style-name="P10"><text:soft-page-break/>}</text:p>
      <text:p text:style-name="P5"><text:s/>3. Métodos llamados al pulsar Añadir.</text:p>
      <text:p text:style-name="P5">Solo se rellenan los combos con la información de base de datos de socios y libros.</text:p>
      <text:p text:style-name="P22">public void setComboSocios(ArrayList&lt;String&gt; stringo){</text:p>
      <text:p text:style-name="P18"><text:s text:c="8"/>int numText = stringo.size();</text:p>
      <text:p text:style-name="P18"><text:s text:c="8"/>jComboBoxSocios.removeAllItems();</text:p>
      <text:p text:style-name="P18"><text:s text:c="8"/>for (int i=0; i &lt; numText;i++){</text:p>
      <text:p text:style-name="P18"><text:s text:c="12"/>jComboBoxSocios.addItem(stringo.set(i, stringo.get(i)));</text:p>
      <text:p text:style-name="P18"><text:s text:c="8"/>}</text:p>
      <text:p text:style-name="P18">} <text:s text:c="3"/></text:p>
      <text:p text:style-name="P18">public void setComboLibros(ArrayList&lt;String&gt; stringo){</text:p>
      <text:p text:style-name="P18"><text:s text:c="8"/>int numText = stringo.size();</text:p>
      <text:p text:style-name="P18"><text:s text:c="8"/>jComboBoxLibros.removeAllItems();</text:p>
      <text:p text:style-name="P18"><text:s text:c="8"/>for (int i=0; i &lt; numText;i++){</text:p>
      <text:p text:style-name="P18"><text:s text:c="12"/>jComboBoxLibros.addItem(stringo.set(i, stringo.get(i)));</text:p>
      <text:p text:style-name="P18"><text:s text:c="8"/>}</text:p>
      <text:p text:style-name="P18">} </text:p>
      <text:p text:style-name="P5"/>
      <text:p text:style-name="P5">4. Métodos llamados al pulsar Editar.</text:p>
      <text:p text:style-name="P5">Se llaman 6 métodos nuevos. Los 2 anteriormente expuestos para rellenar los combos. 2 más para que dichos combos queden seleccionados con el socio y libro del préstamo que se quiere editar. Y por último 2 métodos que recogen las fechas del préstamo y las llevan a la ficha.</text:p>
      <text:p text:style-name="P17">public void selectComboSocios(int id){</text:p>
      <text:p text:style-name="P16"><text:s text:c="8"/>String strs;</text:p>
      <text:p text:style-name="P16"><text:s text:c="8"/>StringTokenizer tokens;</text:p>
      <text:p text:style-name="P16"><text:s text:c="12"/>for (int j=0;j&lt;jComboBoxSocios.getItemCount();j++) {</text:p>
      <text:p text:style-name="P16"><text:s text:c="16"/>strs = jComboBoxSocios.getItemAt(j).toString();</text:p>
      <text:p text:style-name="P16"><text:s text:c="16"/>tokens = new StringTokenizer(strs," ");</text:p>
      <text:p text:style-name="P16"><text:s text:c="16"/>while (tokens.hasMoreTokens()){</text:p>
      <text:p text:style-name="P16"><text:s text:c="20"/>String ident = tokens.nextToken();</text:p>
      <text:p text:style-name="P16"><text:soft-page-break/><text:s text:c="20"/>if (!(tokens.hasMoreTokens())){</text:p>
      <text:p text:style-name="P16"><text:s text:c="24"/>if (Integer.parseInt(ident.trim())== id){</text:p>
      <text:p text:style-name="P16"><text:s text:c="28"/>Object objeto = jComboBoxSocios.getItemAt(j);</text:p>
      <text:p text:style-name="P16"><text:s text:c="28"/>jComboBoxSocios.setSelectedItem(objeto);</text:p>
      <text:p text:style-name="P16"><text:s text:c="28"/>jComboBoxSocios.repaint(); <text:s text:c="30"/></text:p>
      <text:p text:style-name="P16"><text:s text:c="24"/>}</text:p>
      <text:p text:style-name="P16"><text:s text:c="20"/>}</text:p>
      <text:p text:style-name="P16"><text:s text:c="20"/>}</text:p>
      <text:p text:style-name="P16"><text:s text:c="16"/>} <text:s text:c="5"/></text:p>
      <text:p text:style-name="P16">} <text:s text:c="3"/></text:p>
      <text:p text:style-name="P16">public void selectComboLibros(int id){</text:p>
      <text:p text:style-name="P16"><text:s text:c="8"/>String strs;</text:p>
      <text:p text:style-name="P16"><text:s text:c="8"/>StringTokenizer tokens;</text:p>
      <text:p text:style-name="P16"><text:s text:c="12"/>for (int j=0;j&lt;jComboBoxLibros.getItemCount();j++) {</text:p>
      <text:p text:style-name="P16"><text:s text:c="16"/>strs = jComboBoxLibros.getItemAt(j).toString();</text:p>
      <text:p text:style-name="P16"><text:s text:c="16"/>tokens = new StringTokenizer(strs," ");</text:p>
      <text:p text:style-name="P16"><text:s text:c="16"/>while (tokens.hasMoreTokens()){</text:p>
      <text:p text:style-name="P16"><text:s text:c="20"/>String ident = tokens.nextToken();</text:p>
      <text:p text:style-name="P16"><text:s text:c="20"/>if (!(tokens.hasMoreTokens())){</text:p>
      <text:p text:style-name="P16"><text:s text:c="24"/>if (Integer.parseInt(ident.trim())== id){</text:p>
      <text:p text:style-name="P16"><text:s text:c="28"/>Object objeto = jComboBoxLibros.getItemAt(j);</text:p>
      <text:p text:style-name="P16"><text:s text:c="28"/>jComboBoxLibros.setSelectedItem(objeto);</text:p>
      <text:p text:style-name="P16"><text:s text:c="28"/>jComboBoxLibros.repaint(); <text:s text:c="30"/></text:p>
      <text:p text:style-name="P16"><text:s text:c="24"/>}</text:p>
      <text:p text:style-name="P16"><text:s text:c="20"/>}</text:p>
      <text:p text:style-name="P16"><text:s text:c="20"/>}</text:p>
      <text:p text:style-name="P16"><text:s text:c="16"/>} <text:s text:c="5"/></text:p>
      <text:p text:style-name="P16"><text:s/>}</text:p>
      <text:p text:style-name="P16">public void setEditFicha(){</text:p>
      <text:p text:style-name="P16"><text:s text:c="8"/>java.sql.Date fecha = (java.sql.Date)this.tblLoans.getValueAt(this.tblLoans.getSelectedRow(),4);</text:p>
      <text:p text:style-name="P16"><text:s text:c="8"/>long longfecha = fecha.getTime();</text:p>
      <text:p text:style-name="P16"><text:soft-page-break/><text:s text:c="8"/>setFechaInicio(new Date(longfecha));</text:p>
      <text:p text:style-name="P16"><text:s text:c="8"/>fecha = (java.sql.Date)this.tblLoans.getValueAt(this.tblLoans.getSelectedRow(),5);</text:p>
      <text:p text:style-name="P16"><text:s text:c="8"/>longfecha = fecha.getTime();</text:p>
      <text:p text:style-name="P16"><text:s text:c="8"/>setFechaFin(new Date(longfecha)); <text:s text:c="7"/></text:p>
      <text:p text:style-name="P16">}</text:p>
      <text:p text:style-name="P5">5. Métodos indicadores de errores. </text:p>
      <text:p text:style-name="P5">Métodos que devuelven un valor booleano y en caso de error generan un mensaje indicando el motivo.</text:p>
      <text:p text:style-name="P14">public boolean isFechaValida() {</text:p>
      <text:p text:style-name="P10"><text:s text:c="8"/>if (this.getFechaInicio()==-1){</text:p>
      <text:p text:style-name="P10"><text:s text:c="12"/>JOptionPane.showMessageDialog(this, "Introduzca una fecha de inicio válida", "Ventana de notificación", JOptionPane.ERROR_MESSAGE);</text:p>
      <text:p text:style-name="P10"><text:s text:c="12"/>return false;</text:p>
      <text:p text:style-name="P10"><text:s text:c="8"/>}</text:p>
      <text:p text:style-name="P10"><text:s text:c="8"/>if (this.getFechaFin()==-1){</text:p>
      <text:p text:style-name="P10"><text:s text:c="12"/>JOptionPane.showMessageDialog(this, "Introduzca una fecha de final válida", "Ventana de notificación", JOptionPane.ERROR_MESSAGE);</text:p>
      <text:p text:style-name="P10"><text:s text:c="12"/>return false;</text:p>
      <text:p text:style-name="P10"><text:s text:c="8"/>}</text:p>
      <text:p text:style-name="P10"><text:s text:c="8"/>return true;</text:p>
      <text:p text:style-name="P10">}</text:p>
      <text:p text:style-name="P10">public boolean isSelectedRow(){</text:p>
      <text:p text:style-name="P10"><text:s text:c="8"/>if (this.tblLoans.getSelectedRows().length == 0){</text:p>
      <text:p text:style-name="P10"><text:s text:c="12"/>JOptionPane.showMessageDialog(this, "Seleccione algún préstamo de la tabla", "Ventana de notificación", JOptionPane.ERROR_MESSAGE);</text:p>
      <text:p text:style-name="P10"><text:s text:c="12"/>return false;</text:p>
      <text:p text:style-name="P10"><text:s text:c="8"/>} <text:s text:c="2"/></text:p>
      <text:p text:style-name="P10"><text:s text:c="8"/>return true;</text:p>
      <text:p text:style-name="P10">}</text:p>
      <text:p text:style-name="P5">6. Método utilizado para identificar el préstamo al Editar y Aceptar.</text:p>
      <text:p text:style-name="P5">La información del Id del Préstamo no es necesaria al editar el préstamo de manera inicial. Pero cuando ya se acepta la información se debe de identificar el Préstamo y el único modo de <text:soft-page-break/>hacerlo es capturando este valor sobre la tabla.</text:p>
      <text:p text:style-name="P17">public int getIDPrestamo(){</text:p>
      <text:p text:style-name="P16"><text:s text:c="8"/>int id = (Integer)(this.tblLoans.getValueAt(getSelectedRow(),1));</text:p>
      <text:p text:style-name="P16"><text:s text:c="8"/>return id;</text:p>
      <text:p text:style-name="P16">}</text:p>
      <text:p text:style-name="P5">7. Método para tratamiento de texto mediante clase Locale.</text:p>
      <text:p text:style-name="P5">Este método ya existía y se le añadió las líneas que afectaban a los botones Aceptar y Cancelar.</text:p>
      <text:p text:style-name="P22">public void changeLanguage() {</text:p>
      <text:p text:style-name="P18"><text:s text:c="8"/>LocaleManager lm = LocaleManager.getInstance();</text:p>
      <text:p text:style-name="P18"><text:s text:c="8"/>this.setTitle(lm.getText("TITLE_LOANS_MANAGEMENT"));</text:p>
      <text:p text:style-name="P18"><text:s text:c="8"/>this.jLabel10.setText(lm.getText("TITLE_LOANS_MANAGEMENT"));</text:p>
      <text:p text:style-name="P18"><text:s text:c="8"/>this.btnAdd.setText(lm.getText("BUTTON_ADD"));</text:p>
      <text:p text:style-name="P18"><text:s text:c="8"/>this.btnEdit.setText(lm.getText("BUTTON_EDIT"));</text:p>
      <text:p text:style-name="P18"><text:s text:c="8"/>this.btnDelete.setText(lm.getText("BUTTON_DELETE"));</text:p>
      <text:p text:style-name="P18"><text:s text:c="8"/>this.btnPreview.setText(lm.getText("BUTTON_PREVIEW"));</text:p>
      <text:p text:style-name="P18"><text:s text:c="8"/>this.btnPrint.setText(lm.getText("BUTTON_PRINT"));</text:p>
      <text:p text:style-name="P18"><text:s text:c="8"/><text:span text:style-name="T1">this.btnAcept.setText(lm.getText("BUTTON_OK"));</text:span></text:p>
      <text:p text:style-name="P19"><text:s text:c="8"/>this.btnCancel.setText(lm.getText("BUTTON_CANCEL"));</text:p>
      <text:p text:style-name="P18">}</text:p>
      <text:p text:style-name="P5"/>
      <text:p text:style-name="P6">Clase controladora LoansManagementController</text:p>
      <text:p text:style-name="P5">1. Nuevos atributos.</text:p>
      <text:p text:style-name="P5">Atributos para mantener la conexión a los modelos Customer y Book.</text:p>
      <text:p text:style-name="P14">private final ICustomersDAO custdao;</text:p>
      <text:p text:style-name="P10">private final IBooksDAO bookdao;</text:p>
      <text:p text:style-name="P5">Atributos para identificar los eventos del pulsado de los botones Aceptar y Cancelar, y atributos para diferenciar si la acción a ser aceptada es una edición o para añadir un préstamo.</text:p>
      <text:p text:style-name="P14">private static final String ACTION_ACEPT = "Acept";</text:p>
      <text:p text:style-name="P10">private static final String ACTION_CANCEL = "Cancel";</text:p>
      <text:p text:style-name="P10"><text:soft-page-break/>private enum AccionLoans { ADD,DELETE,EDIT,PRINT,PREVIEW,NO };</text:p>
      <text:p text:style-name="P10">private AccionLoans UltimaAccion = AccionLoans.NO; <text:s text:c="3"/></text:p>
      <text:p text:style-name="P5"/>
      <text:p text:style-name="P5">2. Métodos de obtención de string compuestos.</text:p>
      <text:p text:style-name="P5">Estos métodos utilizan métodos de las clases de los modelos Customer y Book para generar textos compuestos necesarios para rellenar los combos de la ficha. Estos métodos bien podrían estar en las clases modelo.</text:p>
      <text:p text:style-name="P22">public ArrayList&lt;String&gt; LecturaCustomers() throws CustomersDAOException {</text:p>
      <text:p text:style-name="P18"><text:s text:c="5"/>ArrayList&lt;String&gt; nombreCustomers = new ArrayList();</text:p>
      <text:p text:style-name="P18"><text:s text:c="5"/>List&lt;CustomerDTO&gt; listadoCustomers;</text:p>
      <text:p text:style-name="P18"><text:s text:c="5"/>listadoCustomers=this.custdao.findAll();</text:p>
      <text:p text:style-name="P18"><text:s text:c="5"/>for (CustomerDTO listCust : listadoCustomers) {</text:p>
      <text:p text:style-name="P18"><text:s text:c="8"/>nombreCustomers.add(listCust.getApellidos()+" "+listCust.getNombre()+" "+listCust.getIdSocio());</text:p>
      <text:p text:style-name="P18"><text:s text:c="5"/>} <text:s text:c="5"/></text:p>
      <text:p text:style-name="P18"><text:s text:c="5"/>Collections.sort(nombreCustomers);</text:p>
      <text:p text:style-name="P18"><text:s text:c="5"/>return nombreCustomers;</text:p>
      <text:p text:style-name="P18">}</text:p>
      <text:p text:style-name="P18">public ArrayList&lt;String&gt; LecturaBooks() throws BooksDAOException {</text:p>
      <text:p text:style-name="P18"><text:s text:c="8"/>ArrayList&lt;String&gt; tituloBooks = new ArrayList();</text:p>
      <text:p text:style-name="P18"><text:s text:c="8"/>List&lt;BookDTO&gt; listadoBooks; </text:p>
      <text:p text:style-name="P18"><text:s text:c="8"/>listadoBooks=this.bookdao.findAll();</text:p>
      <text:p text:style-name="P18"><text:s text:c="8"/>for (BookDTO listB : listadoBooks) {</text:p>
      <text:p text:style-name="P18"><text:s text:c="12"/>tituloBooks.add(listB.getNombre()+" "+listB.getIdLibro());</text:p>
      <text:p text:style-name="P18"><text:s text:c="8"/>}</text:p>
      <text:p text:style-name="P18"><text:s text:c="8"/>Collections.sort(tituloBooks);</text:p>
      <text:p text:style-name="P18"><text:s text:c="8"/>return tituloBooks;</text:p>
      <text:p text:style-name="P18">}</text:p>
      <text:p text:style-name="P5">3. Instanciación de la conexión a los modelos.</text:p>
      <text:p text:style-name="P5">Este método constructor de la clase ya estaba generado. Se le ha incluido la instanciación hacia los modelos Customer y Book.</text:p>
      <text:p text:style-name="P22"><text:soft-page-break/>public LoansManagementController(Connection connection) throws LoansDAOException {</text:p>
      <text:p text:style-name="P18"><text:s text:c="8"/>if(ConnectionsManager.dbms.equals("oracle")){</text:p>
      <text:p text:style-name="P18"><text:s text:c="12"/>this.dao = new LoansDAOImplOracle(connection);</text:p>
      <text:p text:style-name="P18"><text:s text:c="8"/>}</text:p>
      <text:p text:style-name="P18"><text:s text:c="8"/>else{</text:p>
      <text:p text:style-name="P18"><text:s text:c="12"/>this.dao = new LoansDAOImpl(connection); <text:s text:c="8"/></text:p>
      <text:p text:style-name="P18"><text:s text:c="8"/>} <text:s text:c="17"/></text:p>
      <text:p text:style-name="P18"><text:s text:c="8"/>this.model = new LoansTableModel(this.dao, this.dao.findAll());</text:p>
      <text:p text:style-name="P18"><text:s text:c="8"/>this.view = new LoansManagementView();</text:p>
      <text:p text:style-name="P18"><text:s text:c="8"/>initView();</text:p>
      <text:p text:style-name="P18"><text:s text:c="8"/>addListeners();</text:p>
      <text:p text:style-name="P18"><text:s text:c="8"/>this.view.setVisible(true);</text:p>
      <text:p text:style-name="P18"><text:s text:c="8"/>LocaleManager.getInstance().addObserver(this);</text:p>
      <text:p text:style-name="P18"><text:s text:c="5"/><text:span text:style-name="T1"><text:s text:c="3"/>this.bookdao = new BooksDAOImpl (connection);</text:span></text:p>
      <text:p text:style-name="P19"><text:s text:c="8"/>this.custdao = new CustomersDAOImpl (connection);</text:p>
      <text:p text:style-name="P18">}</text:p>
      <text:p text:style-name="P5"/>
      <text:p text:style-name="P5">4. Tratamiento de los eventos.</text:p>
      <text:p text:style-name="P5">El método ActionPerformed sobreescrito de la implementación de ActionListener ha sido totalmente reescrito para que realice las llamadas a todo el nuevo código generado.</text:p>
      <text:p text:style-name="P22">@Override</text:p>
      <text:p text:style-name="P18">public void actionPerformed(ActionEvent e) {</text:p>
      <text:p text:style-name="P18"><text:s text:c="8"/>switch (e.getActionCommand()) {</text:p>
      <text:p text:style-name="P18"><text:s text:c="12"/>case ACTION_ADD:</text:p>
      <text:p text:style-name="P18"><text:s text:c="16"/>UltimaAccion = AccionLoans.ADD;</text:p>
      <text:p text:style-name="P18"><text:s text:c="16"/>this.view.setBotones(1);</text:p>
      <text:p text:style-name="P18"><text:s text:c="16"/>rellenaCombos();</text:p>
      <text:p text:style-name="P18"><text:s text:c="16"/>break;</text:p>
      <text:p text:style-name="P18"><text:s text:c="12"/>case ACTION_EDIT:</text:p>
      <text:p text:style-name="P18"><text:s text:c="16"/>if (this.view.isSelectedRow()){</text:p>
      <text:p text:style-name="P18"><text:soft-page-break/><text:s text:c="20"/>UltimaAccion = AccionLoans.EDIT;</text:p>
      <text:p text:style-name="P18"><text:s text:c="20"/>this.view.setBotones(1);</text:p>
      <text:p text:style-name="P18"><text:s text:c="20"/>editLoan();</text:p>
      <text:p text:style-name="P18"><text:s text:c="16"/>}</text:p>
      <text:p text:style-name="P18"><text:s text:c="16"/>break;</text:p>
      <text:p text:style-name="P18"><text:s text:c="12"/>case ACTION_DELETE:</text:p>
      <text:p text:style-name="P18"><text:s text:c="16"/>deleteSelectedLoans();</text:p>
      <text:p text:style-name="P18"><text:s text:c="16"/>break;</text:p>
      <text:p text:style-name="P18"><text:s text:c="12"/>case ACTION_PRINT:</text:p>
      <text:p text:style-name="P18"><text:s text:c="16"/>this.model.printLoans();</text:p>
      <text:p text:style-name="P18"><text:s text:c="16"/>break;</text:p>
      <text:p text:style-name="P18"><text:s text:c="12"/>case ACTION_PREVIEW:</text:p>
      <text:p text:style-name="P18"><text:s text:c="16"/>this.model.previewLoans();</text:p>
      <text:p text:style-name="P18"><text:s text:c="16"/>break;</text:p>
      <text:p text:style-name="P18"><text:s text:c="12"/>case ACTION_ACEPT:</text:p>
      <text:p text:style-name="P18"><text:s text:c="16"/>if (this.view.isFechaValida()){</text:p>
      <text:p text:style-name="P18"><text:s text:c="20"/>aceptLoan();</text:p>
      <text:p text:style-name="P18"><text:s text:c="20"/>UltimaAccion = AccionLoans.NO;</text:p>
      <text:p text:style-name="P18"><text:s text:c="20"/>this.view.setBotones(0);</text:p>
      <text:p text:style-name="P18"><text:s text:c="20"/>this.view.limpiaFicha();</text:p>
      <text:p text:style-name="P18"><text:s text:c="16"/>}</text:p>
      <text:p text:style-name="P18"><text:s text:c="16"/>break;</text:p>
      <text:p text:style-name="P18"><text:s text:c="12"/>case ACTION_CANCEL:</text:p>
      <text:p text:style-name="P18"><text:s text:c="16"/>UltimaAccion = AccionLoans.NO;</text:p>
      <text:p text:style-name="P18"><text:s text:c="16"/>this.view.setBotones(0);</text:p>
      <text:p text:style-name="P18"><text:s text:c="16"/>this.view.limpiaFicha();</text:p>
      <text:p text:style-name="P18"><text:s text:c="16"/>break;</text:p>
      <text:p text:style-name="P18"><text:s text:c="8"/>}</text:p>
      <text:p text:style-name="P18">}</text:p>
      <text:p text:style-name="P5"><text:s/></text:p>
      <text:p text:style-name="P5"><text:soft-page-break/>5. Método de inicialización.</text:p>
      <text:p text:style-name="P5">Ampliamos el método de inicialización con la habilitación inicial para los botones de la ventana de préstamos.</text:p>
      <text:p text:style-name="P17">private void initView() {</text:p>
      <text:p text:style-name="P16"><text:s text:c="8"/>this.view.changeLanguage();</text:p>
      <text:p text:style-name="P16"><text:s text:c="8"/>JTable tblLoans = this.view.getTable();</text:p>
      <text:p text:style-name="P16"><text:s text:c="8"/>tblLoans.setModel(this.model);</text:p>
      <text:p text:style-name="P16"><text:s text:c="8"/>tblLoans.setRowSorter(new TableRowSorter(this.model));</text:p>
      <text:p text:style-name="P16"><text:s text:c="8"/>tblLoans.getColumnModel().getColumn(4).setCellEditor(new JDateChooserCellEditor());</text:p>
      <text:p text:style-name="P16"><text:s text:c="8"/>tblLoans.getColumnModel().getColumn(5).setCellEditor(new JDateChooserCellEditor());</text:p>
      <text:p text:style-name="P16"><text:s text:c="8"/>((JComponent) tblLoans.getDefaultRenderer(Boolean.class)).setOpaque(true);</text:p>
      <text:p text:style-name="P16"><text:s text:c="5"/><text:span text:style-name="T1"><text:s text:c="3"/>this.view.setBotones(0);</text:span></text:p>
      <text:p text:style-name="P16">}</text:p>
      <text:p text:style-name="P5">6. Método para que la clase controladora se sume a atender eventos de la vista.</text:p>
      <text:p text:style-name="P5">Ampliamos el método siguiente que permite a la clase controladora escuchar los eventos generados al pulsar los botones. Faltaban Aceptar y Cancelar.</text:p>
      <text:p text:style-name="P14">private void addListeners() {</text:p>
      <text:p text:style-name="P10"><text:s text:c="8"/>this.view.setAddListener(this, ACTION_ADD);</text:p>
      <text:p text:style-name="P10"><text:s text:c="8"/>this.view.setEditListener(this, ACTION_EDIT);</text:p>
      <text:p text:style-name="P10"><text:s text:c="8"/>this.view.setDeleteListener(this, ACTION_DELETE);</text:p>
      <text:p text:style-name="P10"><text:s text:c="8"/>this.view.setPrintListener(this, ACTION_PRINT);</text:p>
      <text:p text:style-name="P10"><text:s text:c="8"/>this.view.setPreviewListener(this, ACTION_PREVIEW);</text:p>
      <text:p text:style-name="P10"><text:s text:c="5"/><text:span text:style-name="T1"><text:s text:c="3"/>this.view.setAceptListener(this, ACTION_ACEPT);</text:span></text:p>
      <text:p text:style-name="P11"><text:s text:c="8"/>this.view.setCancelListener(this, ACTION_CANCEL);</text:p>
      <text:p text:style-name="P10">}</text:p>
      <text:p text:style-name="P5"/>
      <text:p text:style-name="P5">7. Método para rellenar los combos con lista cerrada de Socios y Libros. </text:p>
      <text:p text:style-name="P5">Este nuevo método obtiene los array de string necesarios para rellenar los combos de la vista.</text:p>
      <text:p text:style-name="P14">private void rellenaCombos() {</text:p>
      <text:p text:style-name="P10"><text:s text:c="8"/>try{</text:p>
      <text:p text:style-name="P10"><text:soft-page-break/><text:s text:c="11"/>this.view.setComboSocios(LecturaCustomers());</text:p>
      <text:p text:style-name="P10"><text:s text:c="8"/>} catch (CustomersDAOException ex) {</text:p>
      <text:p text:style-name="P10"><text:s text:c="11"/>logger.error(ex.toString());</text:p>
      <text:p text:style-name="P10"><text:s text:c="8"/>}</text:p>
      <text:p text:style-name="P10"><text:s text:c="8"/>try{</text:p>
      <text:p text:style-name="P10"><text:s text:c="11"/>this.view.setComboLibros(LecturaBooks());</text:p>
      <text:p text:style-name="P10"><text:s text:c="8"/>} catch (BooksDAOException ex) {</text:p>
      <text:p text:style-name="P10"><text:s text:c="11"/>logger.error(ex.toString());</text:p>
      <text:p text:style-name="P9"><text:span text:style-name="T6"><text:s text:c="8"/>} <text:s text:c="8"/></text:span></text:p>
      <text:p text:style-name="P22">}</text:p>
      <text:p text:style-name="P5"/>
      <text:p text:style-name="P5">8. Método para leer el contenido de la ficha.</text:p>
      <text:p text:style-name="P5">El método getFichaLoan() construye una estructura LoanDTO necesaria tanto para editar o añadir un préstamo, y lo hace con la información de la ficha y de los modelos Customer y Book.</text:p>
      <text:p text:style-name="P14">private LoanDTO getFichaLoan() {</text:p>
      <text:p text:style-name="P10"><text:s text:c="8"/>LoanDTO getloan = new LoanDTO();</text:p>
      <text:p text:style-name="P10"><text:s text:c="8"/>CustomerDTO soc = new CustomerDTO();</text:p>
      <text:p text:style-name="P10"><text:s text:c="8"/>BookDTO book = new BookDTO();</text:p>
      <text:p text:style-name="P10"><text:s text:c="8"/>try{</text:p>
      <text:p text:style-name="P10"><text:s text:c="12"/>soc=this.custdao.findByPrimaryKey(this.view.getIDSocio());</text:p>
      <text:p text:style-name="P10"><text:s text:c="12"/>getloan.setCustomer(soc);</text:p>
      <text:p text:style-name="P10"><text:s text:c="8"/>} catch (CustomersDAOException ex) {</text:p>
      <text:p text:style-name="P10"><text:s text:c="12"/>logger.error(ex.toString());</text:p>
      <text:p text:style-name="P10"><text:s text:c="8"/>}</text:p>
      <text:p text:style-name="P10"><text:s text:c="8"/>try{</text:p>
      <text:p text:style-name="P10"><text:s text:c="12"/>book=this.bookdao.findByPrimaryKey(this.view.getIDLibro());</text:p>
      <text:p text:style-name="P10"><text:s text:c="12"/>getloan.setBook(book);</text:p>
      <text:p text:style-name="P10"><text:s text:c="8"/>} catch (BooksDAOException ex) {</text:p>
      <text:p text:style-name="P10"><text:s text:c="12"/>logger.error(ex.toString());</text:p>
      <text:p text:style-name="P10"><text:s text:c="8"/>}</text:p>
      <text:p text:style-name="P10"><text:soft-page-break/><text:s text:c="8"/>getloan.setFechaInicio(new java.sql.Date(this.view.getFechaInicio()));</text:p>
      <text:p text:style-name="P10"><text:s text:c="8"/>getloan.setFechaFin(new java.sql.Date(this.view.getFechaFin()));</text:p>
      <text:p text:style-name="P10"><text:s text:c="8"/>return getloan;</text:p>
      <text:p text:style-name="P10"><text:s text:c="4"/>}</text:p>
      <text:p text:style-name="P5"/>
      <text:p text:style-name="P5">9. Método para rellenar la ficha al pulsar el botón Editar.</text:p>
      <text:p text:style-name="P5">Método que debe recoger las listas cerradas de los modelos Customer y Book, seleccionar el socio y libro del préstamo y seleccionar las fechas del préstamo.</text:p>
      <text:p text:style-name="P14">private void editLoan() {</text:p>
      <text:p text:style-name="P10"><text:s text:c="8"/>rellenaCombos();</text:p>
      <text:p text:style-name="P10">this.view.selectComboSocios(this.model.getLoanAt(this.view.getSelectedRow()).getCustomer().getIdSocio());</text:p>
      <text:p text:style-name="P10"><text:s text:c="8"/>this.view.selectComboLibros(this.model.getLoanAt(this.view.getSelectedRow()).getBook().getIdLibro());</text:p>
      <text:p text:style-name="P10"><text:s text:c="8"/>this.view.setEditFicha();</text:p>
      <text:p text:style-name="P10"><text:s text:c="4"/>}</text:p>
      <text:p text:style-name="P5"/>
      <text:p text:style-name="P5">10. Método para elegir la opción Editar o Añadir cuando se pulsa el botón Aceptar.</text:p>
      <text:p text:style-name="P14">private void aceptLoan() {</text:p>
      <text:p text:style-name="P10"><text:s text:c="8"/>switch (UltimaAccion) {</text:p>
      <text:p text:style-name="P10"><text:s text:c="12"/>case ADD: addFichaLoan(); <text:s/></text:p>
      <text:p text:style-name="P10"><text:s text:c="16"/>break;</text:p>
      <text:p text:style-name="P10"><text:s text:c="12"/>case EDIT: editFichaLoan();</text:p>
      <text:p text:style-name="P10"><text:s text:c="16"/>break;</text:p>
      <text:p text:style-name="P10"><text:s text:c="8"/>}</text:p>
      <text:p text:style-name="P10">}</text:p>
      <text:p text:style-name="P5"/>
      <text:p text:style-name="P5">11. Método que ejecutan Editar o Añadir.</text:p>
      <text:p text:style-name="P5">Los 2 métodos siguientes obtienen información de la ficha y ejecutan la acción de Editar o Añadir al modelo.</text:p>
      <text:p text:style-name="P8">private void addFichaLoan(){</text:p>
      <text:p text:style-name="P7"><text:s text:c="8"/>LoanDTO loan = getFichaLoan();</text:p>
      <text:p text:style-name="P7"><text:soft-page-break/><text:s text:c="8"/>this.model.addLoan(loan);</text:p>
      <text:p text:style-name="P7">}</text:p>
      <text:p text:style-name="P14"><text:s/>private void editFichaLoan(){</text:p>
      <text:p text:style-name="P10"><text:s text:c="8"/>LoanDTO loan = getFichaLoan();</text:p>
      <text:p text:style-name="P10"><text:s text:c="8"/>loan.setIdPrestamo(this.view.getIDPrestamo());</text:p>
      <text:p text:style-name="P10"><text:s text:c="8"/>this.model.setLoanAt(loan, this.view.getSelectedRow());</text:p>
      <text:p text:style-name="P10">}</text:p>
      <text:p text:style-name="P5"/>
      <text:h text:style-name="Heading_20_2" text:outline-level="2">Dificultades encontradas</text:h>
      <text:p text:style-name="P1">Entre las dificultades que hemos tenido están: </text:p>
      <text:list xml:id="list6457358182752971200" text:style-name="L8">
        <text:list-item>
          <text:p text:style-name="P36">Imposibilidad de uso del repositorio SVN.</text:p>
        </text:list-item>
        <text:list-item>
          <text:p text:style-name="P36">Marcar la separación entre modelo, vista y control.</text:p>
        </text:list-item>
        <text:list-item>
          <text:p text:style-name="P36">Gestión del desarrollo usando varios IDEs.</text:p>
        </text:list-item>
      </text:list>
      <text:h text:style-name="Heading_20_3" text:outline-level="3">Imposibilidad de uso del repositorio SVN.</text:h>
      <text:p text:style-name="P1">Desde un principio no se pudo usar el repositorio SVN de la UNED para gestionar adecuadamente el desarrollo particular de cada grupo del proyecto.</text:p>
      <text:p text:style-name="P1">Tuvimos que utilizar el servicio de correo para que Scrum Master juntara todas las piezas.</text:p>
      <text:h text:style-name="Heading_20_3" text:outline-level="3">Marcar la separación entre modelo, vista y control.</text:h>
      <text:p text:style-name="P1">A veces la separación del patrón MVC puede tener varias interpretaciones y hay que optar por una de ellas. Cada parte del patrón tiene su responsabilidad y se debe de procurar que la parte controladora esté lo más clara y limpia posible.</text:p>
      <text:h text:style-name="Heading_20_3" text:outline-level="3">Gestión del desarrollo usando varios IDEs.</text:h>
      <text:p text:style-name="P1">Las fechas en las que nos encontramos (Semana Santa), han hecho que tengamos migrar el desarrollo a otra plataforma para seguir trabajando amoldándonos a condiciones más duras de trabajo.</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Arial" svg:font-family="Arial" style:font-family-generic="swiss" style:font-pitch="variable"/>
    <style:font-face style:name="Calibri1" svg:font-family="Calibri"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s" fo:country="ES" style:letter-kerning="true" style:font-size-asian="12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es" fo:country="ES" style:letter-kerning="true" style:font-name-asian="Calibri" style:font-size-asian="12pt" style:language-asian="es" style:country-asian="ES" style:font-name-complex="Calibri"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74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24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3-27T20:30:14.02</dc:date>
    <dc:creator>Fede </dc:creator>
    <meta:generator>OpenOffice/4.1.0$Win32 OpenOffice.org_project/410m18$Build-9764</meta:generator>
    <meta:editing-duration>PT11H51M19S</meta:editing-duration>
    <meta:editing-cycles>87</meta:editing-cycles>
    <meta:document-statistic meta:table-count="0" meta:image-count="0" meta:object-count="0" meta:page-count="25" meta:paragraph-count="598" meta:word-count="3303" meta:character-count="31099"/>
  </office:meta>
</office:document-meta>
</file>